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c2380" officeooo:paragraph-rsid="001c2380"/>
    </style:style>
    <style:style style:name="P2" style:family="paragraph" style:parent-style-name="Standard">
      <style:text-properties officeooo:rsid="001c2380" officeooo:paragraph-rsid="001c2380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c2380" officeooo:paragraph-rsid="001c2380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1c2380" officeooo:paragraph-rsid="001c2380" style:font-size-asian="36pt" style:font-weight-asian="bold" style:font-size-complex="3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c2380" officeooo:paragraph-rsid="001c2380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2380" officeooo:paragraph-rsid="001c2380" style:font-size-asian="24pt" style:font-weight-asian="normal" style:font-size-complex="2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c2380" officeooo:paragraph-rsid="001c2380" style:font-size-asian="24pt" style:font-style-asian="italic" style:font-weight-asian="normal" style:font-size-complex="24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1cc134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fo:font-size="16pt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style:text-underline-style="none" fo:font-weight="normal" officeooo:rsid="001cc134" style:font-size-asian="24pt" style:font-weight-asian="normal" style:font-size-complex="24pt" style:font-weight-complex="normal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hème II</text:p>
      <text:p text:style-name="P3">Les dynamiques de la mondialisation</text:p>
      <text:p text:style-name="P2"/>
      <text:p text:style-name="P3">Séquence 1</text:p>
      <text:p text:style-name="P5">La mondialisation en fonctionnement</text:p>
      <text:p text:style-name="P6"/>
      <text:p text:style-name="P6"><text:span text:style-name="T3">Séance 1 :</text:span><text:span text:style-name="T4"> Étude de cas : Le Nutella, un produit mondialisé</text:span></text:p>
      <text:p text:style-name="P6"/>
      <text:p text:style-name="P7">Pourquoi le Nutella est-il révélateur du fonctionnement de la mondialisation et des débats qu’elle suscite ?</text:p>
      <text:p text:style-name="P6"/>
      <text:p text:style-name="P8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2380" officeooo:paragraph-rsid="001c2380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éographie<text:tab/><text:tab/>T2 S1</text:p>
      </style:header>
      <style:footer>
        <text:p text:style-name="Footer"><text:tab/><text:span text:style-name="MT1"><text:page-number text:select-page="current">1</text:page-number></text:span>/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1:43:23.181000000</meta:creation-date>
    <dc:date>2018-12-04T12:10:24.437000000</dc:date>
    <meta:editing-duration>PT36M21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8" meta:word-count="45" meta:character-count="276" meta:non-whitespace-character-count="237"/>
  </office:meta>
</office:document-meta>
</file>